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color="#ff0000" fo:font-size="15pt"/>
    </style:style>
    <style:style style:name="P2" style:family="paragraph" style:parent-style-name="Heading_20_3">
      <style:text-properties officeooo:paragraph-rsid="0007cca5"/>
    </style:style>
    <style:style style:name="P3" style:family="paragraph" style:parent-style-name="Heading_20_3">
      <style:text-properties officeooo:paragraph-rsid="000aa3cc"/>
    </style:style>
    <style:style style:name="P4" style:family="paragraph" style:parent-style-name="Text_20_body" style:list-style-name="L1"/>
    <style:style style:name="P5" style:family="paragraph" style:parent-style-name="Text_20_body" style:list-style-name="L3"/>
    <style:style style:name="P6" style:family="paragraph" style:parent-style-name="Text_20_body" style:list-style-name="L1">
      <style:paragraph-properties fo:margin-top="0in" fo:margin-bottom="0in" loext:contextual-spacing="false"/>
    </style:style>
    <style:style style:name="P7" style:family="paragraph" style:parent-style-name="Text_20_body" style:list-style-name="L2">
      <style:paragraph-properties fo:margin-top="0in" fo:margin-bottom="0in" loext:contextual-spacing="false"/>
    </style:style>
    <style:style style:name="P8" style:family="paragraph" style:parent-style-name="Text_20_body" style:list-style-name="L3">
      <style:paragraph-properties fo:margin-top="0in" fo:margin-bottom="0in" loext:contextual-spacing="false"/>
    </style:style>
    <style:style style:name="T1" style:family="text">
      <style:text-properties fo:color="#000000" style:text-line-through-style="none" style:text-line-through-type="none" style:text-underline-style="none" style:text-blinking="false"/>
    </style:style>
    <style:style style:name="T2" style:family="text">
      <style:text-properties fo:color="#000000" style:text-line-through-style="none" style:text-line-through-type="none" style:text-underline-style="none" officeooo:rsid="0009bcde" style:text-blinking="false"/>
    </style:style>
    <style:style style:name="T3" style:family="text">
      <style:text-properties fo:color="#000000" style:text-line-through-style="none" style:text-line-through-type="none" style:text-underline-style="none" officeooo:rsid="000aa3cc" style:text-blinking="false"/>
    </style:style>
    <style:style style:name="T4" style:family="text">
      <style:text-properties fo:font-weight="bold"/>
    </style:style>
    <style:style style:name="T5" style:family="text">
      <style:text-properties fo:font-weight="bold" officeooo:rsid="0009bcde" style:font-weight-asian="bold" style:font-weight-complex="bold"/>
    </style:style>
    <style:style style:name="T6" style:family="text">
      <style:text-properties fo:font-weight="bold" officeooo:rsid="000aa3cc" style:font-weight-asian="bold" style:font-weight-complex="bold"/>
    </style:style>
    <style:style style:name="T7" style:family="text">
      <style:text-properties fo:font-weight="bold" officeooo:rsid="0009bcde"/>
    </style:style>
    <style:style style:name="T8" style:family="text">
      <style:text-properties fo:font-weight="bold" officeooo:rsid="000aa3cc"/>
    </style:style>
    <style:style style:name="T9" style:family="text">
      <style:text-properties fo:font-style="italic"/>
    </style:style>
    <style:style style:name="T10" style:family="text">
      <style:text-properties fo:font-style="italic" fo:font-weight="bold"/>
    </style:style>
    <style:style style:name="T11" style:family="text">
      <style:text-properties fo:font-style="italic" fo:font-weight="bold" officeooo:rsid="00074eab"/>
    </style:style>
    <style:style style:name="T12" style:family="text">
      <style:text-properties fo:font-style="italic" fo:font-weight="bold" officeooo:rsid="0009bcde"/>
    </style:style>
    <style:style style:name="T13" style:family="text">
      <style:text-properties fo:font-style="italic" fo:font-weight="bold" officeooo:rsid="000aa3cc" style:font-weight-asian="bold" style:font-weight-complex="bold"/>
    </style:style>
    <style:style style:name="T14" style:family="text">
      <style:text-properties fo:font-style="italic" fo:font-weight="bold" officeooo:rsid="000aa3cc"/>
    </style:style>
    <style:style style:name="T15" style:family="text">
      <style:text-properties fo:font-style="italic" officeooo:rsid="0009a082"/>
    </style:style>
    <style:style style:name="T16" style:family="text">
      <style:text-properties fo:font-style="italic" officeooo:rsid="0009bcde"/>
    </style:style>
    <style:style style:name="T17" style:family="text">
      <style:text-properties fo:font-style="italic" officeooo:rsid="000aa3cc"/>
    </style:style>
    <style:style style:name="T18" style:family="text">
      <style:text-properties fo:font-style="italic" officeooo:rsid="000b5ce7"/>
    </style:style>
    <style:style style:name="T19" style:family="text">
      <style:text-properties officeooo:rsid="0007cca5"/>
    </style:style>
    <style:style style:name="T20" style:family="text">
      <style:text-properties officeooo:rsid="0009bcde"/>
    </style:style>
    <style:style style:name="T21" style:family="text">
      <style:text-properties officeooo:rsid="000aa3cc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a xlink:type="simple" xlink:href="https://www.mimuw.edu.pl/~oski/bd/index.php" text:style-name="Internet_20_link" text:visited-style-name="Visited_20_Internet_20_Link"><text:span text:style-name="T1">Bazy danych 20</text:span></text:a><text:span text:style-name="T3">20</text:span><text:a xlink:type="simple" xlink:href="https://www.mimuw.edu.pl/~oski/bd/index.php" text:style-name="Internet_20_link" text:visited-style-name="Visited_20_Internet_20_Link"><text:span text:style-name="T1">/</text:span></text:a><text:span text:style-name="T2">2</text:span><text:span text:style-name="T3">1</text:span></text:h>
      <text:h text:style-name="Heading_20_2" text:outline-level="2">Zadanie zaliczeniowe</text:h>
      <text:p text:style-name="Text_20_body">Zadanie polega na stworzeniu prostego magazynu danych. Magazyn danych powinien posiadać jedno konkretne zastosowanie. <text:span text:style-name="T19">(Standardowy przykład: aplikacja do zamawiania pizzy. Potrzebne będą dwa interfejsy (dla pracowników i klientów). W bazie danych będą zapisane poziomy zapasów danych składników. Zamówienie będzie możliwe gdy wszystkie składniki będą dostępne. ITD)</text:span></text:p>
      <text:p text:style-name="P1"/>
      <text:h text:style-name="Heading_20_3" text:outline-level="3">Interfejs</text:h>
      <text:p text:style-name="Text_20_body">Magazyn danych musi posiadać interfejs WWW. Projektując interfejs należy postawić na prostotę wyglądu i wygodę użytkowania. Musi on umożliwiać: </text:p>
      <text:list xml:id="list3325861395" text:style-name="L1">
        <text:list-item>
          <text:p text:style-name="P6">wyświetlenie danych w postaci tabelarycznej, </text:p>
        </text:list-item>
        <text:list-item>
          <text:p text:style-name="P6">wyszukiwanie oraz filtrowanie danych w tabeli, </text:p>
        </text:list-item>
        <text:list-item>
          <text:p text:style-name="P4">dodawanie, edycję oraz usuwanie danych. </text:p>
        </text:list-item>
      </text:list>
      <text:h text:style-name="Heading_20_3" text:outline-level="3">Wymagania techniczne</text:h>
      <text:list xml:id="list3301912185" text:style-name="L2">
        <text:list-item>
          <text:p text:style-name="P7">Baza danych musi zawierać conajmniej 5 encji. </text:p>
        </text:list-item>
        <text:list-item>
          <text:p text:style-name="P7">W bazie danych musi być określonych conajmniej 6 związków między encjami. </text:p>
        </text:list-item>
        <text:list-item>
          <text:p text:style-name="P7">W projekcie należy zastosować PL/SQL. </text:p>
        </text:list-item>
      </text:list>
      <text:h text:style-name="Heading_20_3" text:outline-level="3">Kryteria oceny</text:h>
      <text:p text:style-name="Text_20_body">Jako że aplikacja jest zadaniem zaliczeniowym z Baz Danych w gotowym projekcie będą oceniane wszystkie zagadnienia bazodanowe. Są to między innymi:</text:p>
      <text:list xml:id="list2474289794" text:style-name="L3">
        <text:list-item>
          <text:p text:style-name="P8">zapytania SQL (poprawność, efektywność, stopień złożoności), </text:p>
        </text:list-item>
        <text:list-item>
          <text:p text:style-name="P8">użycie odpowiednich funkcji bazodanowych (bezpieczeństwo - np. odporność na SQL Injection), </text:p>
        </text:list-item>
        <text:list-item>
          <text:p text:style-name="P5">dbanie o spójność bazy danych. </text:p>
        </text:list-item>
      </text:list>
      <text:p text:style-name="Text_20_body">Nie będzie między innymi oceniana jakość kodu interfejsu, a jedynym wymaganiem dotyczącym wyglądu jest jego przejrzystość.</text:p>
      <text:h text:style-name="Heading_20_3" text:outline-level="3">Etapy zaliczenia projektu</text:h>
      <text:p text:style-name="Text_20_body">Pierwszym etapem zaliczenia projektu jest oddanie modelu związków encji do dnia <text:span text:style-name="T6">31</text:span><text:span text:style-name="T4"> grudnia 20</text:span><text:span text:style-name="T8">20</text:span>.</text:p>
      <text:p text:style-name="Text_20_body">Drugim etapem jest przedstawienie skryptu tworzącego bazę danych <text:s/>do dnia <text:span text:style-name="T21">10</text:span><text:span text:style-name="T4"> stycznia 20</text:span><text:span text:style-name="T7">2</text:span><text:span text:style-name="T8">1</text:span>.</text:p>
      <text:p text:style-name="Text_20_body">Trzecim etapem jest przedstawienie gotowej i działającej aplikacji do dnia <text:span text:style-name="T21">30</text:span><text:span text:style-name="T4"> stycznia 2</text:span><text:span text:style-name="T7">02</text:span><text:span text:style-name="T8">1</text:span>.</text:p>
      <text:h text:style-name="P3" text:outline-level="3"><text:soft-page-break/>Pierwszy etap <text:span text:style-name="T9">(</text:span><text:span text:style-name="T13">31</text:span><text:span text:style-name="T12"> grudnia 20</text:span><text:span text:style-name="T14">20</text:span><text:span text:style-name="T9">, 23:59)</text:span></text:h>
      <text:p text:style-name="Text_20_body">Aby zaliczyć pierwszy etap zadania należy wysłać model związków encji w formie elektronicznej. Jedynym wymaganiem dotyczącym modelu jest jego czytelność oraz zawarcie na nim informacji o encjach, atrybutach (czy jest w kluczu głównym, czy jest kluczem zewnętrznym, czy jest obowiązkowy) i związkach między encjami (liczebność, wymagalność).</text:p>
      <text:p text:style-name="Text_20_body">Do modelu należy dołączyć krótki, parozdaniowy opis systemu, do jakiego model został stworzony. Przykładowo "Ten schemat reprezentuje <text:span text:style-name="T19">pizzerie</text:span>. W bazie trzymane są informację o <text:span text:style-name="T19">możliwych pizzach</text:span>, <text:span text:style-name="T19">stanie magazynów i historię zakupów</text:span>. <text:span text:style-name="T19">W bazie danych jest uwzględniony stan zamówienia dostępny z poziomu interfejsu klienta ...</text:span>" <text:s/><text:span text:style-name="T19">itd</text:span></text:p>
      <text:h text:style-name="P3" text:outline-level="3">Drugi etap <text:span text:style-name="T9">(</text:span><text:span text:style-name="T17">10</text:span><text:span text:style-name="T12"> stycznia 202</text:span><text:span text:style-name="T14">1</text:span><text:span text:style-name="T9">, 23:59)</text:span></text:h>
      <text:p text:style-name="Text_20_body">Drugi etap polega na przygotowaniu skryptu który stworzy bazę danych systemu. Skrypt ten powinien zawierać zapytania tworzące wszystkie tabelę w bazie z odpowiednimi zależnościami (constraints) oraz przynajmniej jedną niebanalną procedurę/funkcję lub triggera (warto umieścić także funkcje do autoincrementu).</text:p>
      <text:h text:style-name="P2" text:outline-level="3">Trzeci etap <text:span text:style-name="T9">( </text:span><text:span text:style-name="T17">30</text:span><text:span text:style-name="T10"> stycznia </text:span><text:span text:style-name="T11"><text:s/></text:span><text:span text:style-name="T9">20</text:span><text:span text:style-name="T18">21</text:span><text:span text:style-name="T15"> </text:span><text:span text:style-name="T9">)</text:span></text:h>
      <text:p text:style-name="Text_20_body">Trzeci etap będzie polegał na prezentacji gotowej aplikacji w labie komputerowym - jej działania oraz kodów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2-04T09:34:04.663173133</meta:creation-date>
    <dc:date>2020-12-07T12:39:25.398690349</dc:date>
    <meta:editing-duration>PT22M39S</meta:editing-duration>
    <meta:editing-cycles>6</meta:editing-cycles>
    <meta:generator>LibreOffice/6.4.6.2$Linux_X86_64 LibreOffice_project/40$Build-2</meta:generator>
    <meta:document-statistic meta:table-count="0" meta:image-count="0" meta:object-count="0" meta:page-count="2" meta:paragraph-count="29" meta:word-count="389" meta:character-count="2840" meta:non-whitespace-character-count="2476"/>
  </office:meta>
</office:document-meta>
</file>